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78c0c" officeooo:paragraph-rsid="00178c0c"/>
    </style:style>
    <style:style style:name="P2" style:family="paragraph" style:parent-style-name="Standard">
      <style:text-properties officeooo:rsid="00178c0c" officeooo:paragraph-rsid="00178c0c"/>
    </style:style>
    <style:style style:name="P3" style:family="paragraph" style:parent-style-name="Standard">
      <style:text-properties officeooo:paragraph-rsid="00178c0c"/>
    </style:style>
    <style:style style:name="T1" style:family="text">
      <style:text-properties officeooo:rsid="00178c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longa de navidad</text:p>
      <text:p text:style-name="P2"/>
      <text:p text:style-name="P3"><text:span text:style-name="T1">Un día conocí a bayugar, tomamos unas cervezas</text:span></text:p>
      <text:p text:style-name="P3"/>
      <text:p text:style-name="P2">me pareció un tipo gaucho, un pobre diablo, no le creí</text:p>
      <text:p text:style-name="P2"/>
      <text:p text:style-name="P2">mas bien parecía un ángel, una especie de enviado </text:p>
      <text:p text:style-name="P2"/>
      <text:p text:style-name="P2">que se había envenenado del mundo u lo quiso redimir</text:p>
      <text:p text:style-name="P2"/>
      <text:p text:style-name="P2"/>
      <text:p text:style-name="P2">Aquel 24 fue bravo, de yapa un pude ir, mi papa no me dejaba aunque ya había dicho que si</text:p>
      <text:p text:style-name="P2"/>
      <text:p text:style-name="P2">la cosa se pudo brava, Príngles y San Martín, </text:p>
      <text:p text:style-name="P2"/>
      <text:p text:style-name="P2">y a mi que me había robado el revolver la seño de mi jardín.</text:p>
      <text:p text:style-name="P2"/>
      <text:p text:style-name="P2"/>
      <text:p text:style-name="P2">No es que yo tenga miedo, no es que no quiera ir, me pasa que no puedo hacerlo y sonrreir</text:p>
      <text:p text:style-name="P2"/>
      <text:p text:style-name="P2">No es que yo tenga miedo y no es que no quiera ir, es que no puedo cruzar las vías sin acordarme de Nahir</text:p>
      <text:p text:style-name="P2"/>
      <text:p text:style-name="P2"/>
      <text:p text:style-name="P2">Los muchachos estaban de jerga, nacía el niño Jesús, la gente se amotinaba gritando hágase la luz</text:p>
      <text:p text:style-name="P2"/>
      <text:p text:style-name="P2">los chalecos no sirven de nada, la ciudad sigue herida de bala</text:p>
      <text:p text:style-name="P2"/>
      <text:p text:style-name="P2">y con un poquito de fuego le fuimos metiendo clavo a la cruz… niño Jesús.</text:p>
      <text:p text:style-name="P2"/>
      <text:p text:style-name="P2"/>
      <text:p text:style-name="P2">Aquel 24 fue bravo, no había que festejar, rezábamos como en pascua para hacerla resucitar</text:p>
      <text:p text:style-name="P2"/>
      <text:p text:style-name="P2">no entendimos nada si hasta a a dios le quitamos las alas</text:p>
      <text:p text:style-name="P2"/>
      <text:p text:style-name="P2">La cena esta lista, la sidra esta fría las 12 y hay que brindar</text:p>
      <text:p text:style-name="P2"/>
      <text:p text:style-name="P2">¿que festejar?</text:p>
      <text:p text:style-name="P2"/>
      <text:p text:style-name="P2"/>
      <text:p text:style-name="P2">No es que yo tenga miedo, no es que no quiera ir, me pasa que no puedo hacerlo y sonrreir</text:p>
      <text:p text:style-name="P2"/>
      <text:p text:style-name="P2">No es que yo tenga miedo , No es que yo tenga miedo ,y no es que no quiera ir, es que no puedo</text:p>
      <text:p text:style-name="P2"/>
      <text:p text:style-name="P2">cruzar las vías sin acordarme de Nahir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5:17:31.822944639</meta:creation-date>
    <dc:date>2025-09-12T15:25:31.932197839</dc:date>
    <meta:editing-duration>PT8M</meta:editing-duration>
    <meta:editing-cycles>1</meta:editing-cycles>
    <meta:document-statistic meta:table-count="0" meta:image-count="0" meta:object-count="0" meta:page-count="1" meta:paragraph-count="20" meta:word-count="266" meta:character-count="1286" meta:non-whitespace-character-count="1038"/>
    <meta:generator>LibreOffice/25.2.4.3$Linux_X86_64 LibreOffice_project/520$Build-3</meta:generator>
  </office:meta>
</office:document-meta>
</file>